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86cm"/>
    </style:style>
    <style:style style:name="co2" style:family="table-column">
      <style:table-column-properties fo:break-before="auto" style:column-width="15.452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2" style:family="table-cell" style:parent-style-name="Default" style:data-style-name="N0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vertical-align="top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0">
      <style:table-cell-properties style:vertical-align="middle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4" table:number-columns-repeated="1012" table:default-cell-style-name="ce1"/>
        <table:table-column table:style-name="co5" table:number-columns-repeated="3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<text:span text:style-name="T1">Anleitung: Bitte kreuzen Sie an, inwieweit Sie den folgenden Aussagen zustimmen</text:span>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1 = stimme überhaupt nicht zu <text:s text:c="5"/>7 = stimme voll und ganz zu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4" office:value-type="string" calcext:value-type="string">
            <text:p>Nr.</text:p>
          </table:table-cell>
          <table:table-cell table:style-name="ce5" office:value-type="string" calcext:value-type="string">
            <text:p>Aussage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5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as Layout wirkt zu gedrängt.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5"/>
          <table:table-cell table:style-name="ce7" table:number-columns-repeated="1015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Das Layout ist gut zu erfassen.</text:p>
          </table:table-cell>
          <table:table-cell table:style-name="ce6" table:number-columns-repeated="5"/>
          <table:table-cell table:style-name="ce6" office:value-type="string" calcext:value-type="string">
            <text:p>x</text:p>
          </table:table-cell>
          <table:table-cell table:style-name="ce6"/>
          <table:table-cell table:style-name="ce7" table:number-columns-repeated="1015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<text:s/>Das Layout erscheint angenehm gegliedert.</text:p>
          </table:table-cell>
          <table:table-cell table:style-name="ce6" table:number-columns-repeated="5"/>
          <table:table-cell table:style-name="ce6" office:value-type="string" calcext:value-type="string">
            <text:p>x</text:p>
          </table:table-cell>
          <table:table-cell table:style-name="ce6"/>
          <table:table-cell table:style-name="ce7" table:number-columns-repeated="1015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ie Seite erscheint zu uneinheitlich.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6"/>
          <table:table-cell table:style-name="ce7" table:number-columns-repeated="1015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Auf der Seite passt alles zusammen.</text:p>
          </table:table-cell>
          <table:table-cell table:style-name="ce6" table:number-columns-repeated="5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1015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Die Seitengestaltung ist uninteressant.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5"/>
          <table:table-cell table:number-columns-repeated="1015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Das Layout ist originell.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number-columns-repeated="1015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Die Gestaltung wirkt einfallslos.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15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Das Layout wirkt dynamisch.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1015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Die Seite ist angenehm vielseitig.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1015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Die farbliche Gesamtgestaltung wirkt attraktiv.</text:p>
          </table:table-cell>
          <table:table-cell table:style-name="ce6" table:number-columns-repeated="5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1015"/>
        </table:table-row>
        <table:table-row table:style-name="ro4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Die Farben passen nicht zueinander.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6"/>
          <table:table-cell table:number-columns-repeated="1015"/>
        </table:table-row>
        <table:table-row table:style-name="ro4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Der Farbeinsatz ist nicht gelungen.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6"/>
          <table:table-cell table:number-columns-repeated="1015"/>
        </table:table-row>
        <table:table-row table:style-name="ro4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Die Farben haben eine angenehme Wirkung.</text:p>
          </table:table-cell>
          <table:table-cell table:style-name="ce6" table:number-columns-repeated="6"/>
          <table:table-cell table:style-name="ce6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table:style-name="ce6" office:value-type="float" office:value="15" calcext:value-type="float">
            <text:p>15</text:p>
          </table:table-cell>
          <table:table-cell table:style-name="ce8" office:value-type="string" calcext:value-type="string">
            <text:p>Das Layout ist professionell.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1015"/>
        </table:table-row>
        <table:table-row table:style-name="ro4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Das Layout ist nicht zeitgemäß.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5"/>
          <table:table-cell table:number-columns-repeated="1015"/>
        </table:table-row>
        <table:table-row table:style-name="ro4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Die Seite erscheint mit Sorgfalt gemacht.</text:p>
          </table:table-cell>
          <table:table-cell table:style-name="ce6" table:number-columns-repeated="5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1015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Das Layout wirkt konzeptlos.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6"/>
          <table:table-cell table:number-columns-repeated="1015"/>
        </table:table-row>
        <table:table-row table:style-name="ro5" table:number-rows-repeated="6">
          <table:table-cell table:style-name="ce6" table:number-columns-repeated="9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initial-creator>Josina Gränitz</meta:initial-creator>
    <meta:creation-date>2025-07-17T19:45:52Z</meta:creation-date>
    <dc:date>2025-07-27T13:52:20.231000000</dc:date>
    <meta:editing-cycles>8</meta:editing-cycles>
    <meta:editing-duration>PT13S</meta:editing-duration>
    <meta:document-statistic meta:table-count="1" meta:cell-count="65" meta:object-count="0"/>
  </office:meta>
</office:document-meta>
</file>